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xFieldPart.isGenerated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xFieldPart.write( StringBuffer sb , Map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actory.newPart( String fieldName , String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xField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xFieldPart.HexFieldPart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